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3b207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3b207"/>
    </style:style>
    <style:style style:name="T2" style:family="text">
      <style:text-properties fo:color="#ce181e"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03b207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4">New Mexico Constitution</text:span>;<text:line-break/><text:span text:style-name="T4">Art</text:span><text:span text:style-name="T6">icle</text:span><text:span text:style-name="T4"> </text:span><text:span text:style-name="T6">4</text:span><text:span text:style-name="T1">,</text:span> <text:span text:style-name="T6">Section </text:span><text:span text:style-name="T4">24</text:span>. <text:line-break/><text:span text:style-name="T4">Local and </text:span><text:span text:style-name="T6">S</text:span><text:span text:style-name="T4">pecial </text:span><text:span text:style-name="T6">L</text:span><text:span text:style-name="T4">aws</text:span>:<text:line-break/><text:span text:style-name="T2">https://codes.findlaw.com/nm/new-mexico-constitution/nm-const-art-iv-sect-24.html</text:span></text:h>
      <text:p text:style-name="P1"><text:line-break/><text:span text:style-name="T7">The legislature shall not pass local or special laws<text:line-break/>in any of the following cases</text:span><text:span text:style-name="T8">:  <text:line-break/><text:line-break/></text:span><text:span text:style-name="T7">regulating county</text:span><text:span text:style-name="T8">, </text:span><text:span text:style-name="T7">precinct</text:span><text:span text:style-name="T8"> </text:span><text:span text:style-name="T7">or district affairs</text:span><text:span text:style-name="T8">;  <text:line-break/></text:span><text:span text:style-name="T7">the jurisdiction and duties of<text:line-break/>justices of the peace</text:span><text:span text:style-name="T8">, <text:line-break/>police magistrates <text:line-break/></text:span><text:span text:style-name="T7">and constables</text:span><text:span text:style-name="T8">;  <text:line-break/><text:line-break/></text:span><text:span text:style-name="T7">the practice in courts of justice</text:span><text:span text:style-name="T8">;  <text:line-break/>the rate of interest on money;  <text:line-break/><text:line-break/></text:span><text:span text:style-name="T7">the punishment for crimes and misdemeanors</text:span><text:span text:style-name="T8">;  <text:line-break/><text:line-break/></text:span><text:span text:style-name="T7">the assessment or collection of taxes</text:span><text:span text:style-name="T8"> <text:line-break/>or extending the time of collection thereof;  <text:line-break/><text:line-break/>the </text:span><text:span text:style-name="T7">summoning and impaneling of jurors</text:span><text:span text:style-name="T8">;  <text:line-break/><text:line-break/>the management of public schools;  <text:line-break/>the sale or mortgaging of real estate of minors or others under disability;<text:line-break/><text:line-break/>the </text:span><text:span text:style-name="T7">change of venue in civil or criminal cases</text:span><text:span text:style-name="T8">.  <text:line-break/><text:line-break/>Nor in the following cases:  <text:line-break/>granting divorces;  <text:line-break/>laying out, opening, altering or working </text:span><text:span text:style-name="T7">roads or highways</text:span><text:span text:style-name="T8">, <text:line-break/>except as to state roads extending into more than one county, and military roads;  <text:line-break/>vacating roads, town plats, streets, alleys or public grounds;  <text:line-break/><text:line-break/>locating or changing </text:span><text:span text:style-name="T7">county seats</text:span><text:span text:style-name="T8">, or </text:span><text:span text:style-name="T7">changing county lines</text:span><text:span text:style-name="T8">, <text:line-break/>except in creating new counties;  <text:line-break/><text:line-break/><text:line-break/></text:span><text:soft-page-break/><text:span text:style-name="T8">incorporating cities, towns or villages, <text:line-break/>or changing or amending the charter of any city, town or village; <text:line-break/><text:line-break/>the </text:span><text:span text:style-name="T7">opening or conducting of any election or designating the place of voting</text:span><text:span text:style-name="T8">;  <text:line-break/><text:line-break/>declaring any person of age;  <text:line-break/></text:span><text:span text:style-name="T7">chartering or licensing</text:span><text:span text:style-name="T8"> ferries, toll bridges, toll roads, <text:line-break/></text:span><text:span text:style-name="T7">banks, insurance companies or loan and trust companies</text:span><text:span text:style-name="T8">;<text:line-break/>  <text:line-break/></text:span><text:span text:style-name="T7">remitting fines</text:span><text:span text:style-name="T8">, penalties, </text:span><text:span text:style-name="T7">forfeitures or taxes</text:span><text:span text:style-name="T8">;  <text:line-break/><text:line-break/>or </text:span><text:span text:style-name="T7">refunding money paid into the state treasury</text:span><text:span text:style-name="T8">, <text:line-break/>or relinquishing, extending or </text:span><text:span text:style-name="T7">extinguishing</text:span><text:span text:style-name="T8">, in whole or in part,<text:line-break/></text:span><text:span text:style-name="T7">any indebtedness or liability</text:span><text:span text:style-name="T8"> </text:span><text:span text:style-name="T7">of any person</text:span><text:span text:style-name="T8"> or corporation,<text:line-break/></text:span><text:span text:style-name="T7">to the state or any municipality therein</text:span><text:span text:style-name="T8">;  <text:line-break/><text:line-break/>creating, increasing or decreasing </text:span><text:span text:style-name="T7">fees</text:span><text:span text:style-name="T8">, percentages or allowances </text:span><text:span text:style-name="T7">of public officers</text:span><text:span text:style-name="T8">;  <text:line-break/>changing the laws of descent;  <text:line-break/><text:line-break/></text:span><text:span text:style-name="T7">granting to any corporation</text:span><text:span text:style-name="T8">, association </text:span><text:span text:style-name="T7">or individual</text:span><text:span text:style-name="T8"> <text:line-break/>the right to lay down railroad tracks or<text:line-break/></text:span><text:span text:style-name="T7">any special or exclusive privilege, immunity or franchise</text:span><text:span text:style-name="T8">, <text:line-break/>or amending existing charters for such purpose;  <text:line-break/><text:line-break/></text:span><text:span text:style-name="T7">changing the rules of evidence in any trial</text:span><text:span text:style-name="T8"> or inquiry;  <text:line-break/>the </text:span><text:span text:style-name="T7">limitation of actions</text:span><text:span text:style-name="T8">;  <text:line-break/><text:line-break/></text:span><text:span text:style-name="T7">giving effect to any</text:span><text:span text:style-name="T8"> informal or invalid deed, will or other </text:span><text:span text:style-name="T7">instrument</text:span><text:span text:style-name="T8">;  <text:line-break/><text:line-break/></text:span><text:span text:style-name="T7">exempting property from taxation</text:span><text:span text:style-name="T8">;  <text:line-break/><text:line-break/>restoring to citizenship any person convicted of an infamous crime;  <text:line-break/>the adoption or legitimizing of children;  <text:line-break/>changing the name of persons or places;  <text:line-break/>and the </text:span><text:span text:style-name="T7">creation</text:span><text:span text:style-name="T8">, extension </text:span><text:span text:style-name="T7">or impairment of liens</text:span><text:span text:style-name="T8">.  <text:line-break/><text:line-break/></text:span><text:span text:style-name="T7">In every other case</text:span><text:span text:style-name="T8"> </text:span><text:span text:style-name="T7">where a general law can be made applicable</text:span><text:span text:style-name="T8">, <text:line-break/></text:span><text:span text:style-name="T7">no special law shall be enacted</text:span><text:span text:style-name="T8">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4:58:05.007267428</meta:creation-date>
    <dc:date>2019-07-04T15:51:57.111865914</dc:date>
    <meta:editing-duration>PT30M1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2" meta:word-count="379" meta:character-count="2615" meta:non-whitespace-character-count="2140"/>
  </office:meta>
</office:document-meta>
</file>